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1cf178" officeooo:paragraph-rsid="001cf178"/>
    </style:style>
    <style:style style:name="P4" style:family="paragraph" style:parent-style-name="Table_20_Contents">
      <style:text-properties officeooo:paragraph-rsid="00214c90"/>
    </style:style>
    <style:style style:name="P5" style:family="paragraph" style:parent-style-name="Table_20_Contents">
      <style:text-properties officeooo:paragraph-rsid="001fb3ab"/>
    </style:style>
    <style:style style:name="P6" style:family="paragraph" style:parent-style-name="Table_20_Contents">
      <style:text-properties officeooo:rsid="001fb3ab" officeooo:paragraph-rsid="001fb3ab"/>
    </style:style>
    <style:style style:name="P7" style:family="paragraph" style:parent-style-name="Table_20_Contents">
      <style:text-properties officeooo:rsid="001efd2f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>
      <style:paragraph-properties fo:margin-left="1.251cm" fo:margin-right="0cm" fo:text-indent="0cm" style:auto-text-indent="false"/>
    </style:style>
    <style:style style:name="P11" style:family="paragraph" style:parent-style-name="Standard" style:list-style-name="L3">
      <style:text-properties officeooo:paragraph-rsid="001efd2f"/>
    </style:style>
    <style:style style:name="P12" style:family="paragraph" style:parent-style-name="Standard" style:list-style-name="L3">
      <style:text-properties officeooo:rsid="001efd2f" officeooo:paragraph-rsid="001efd2f"/>
    </style:style>
    <style:style style:name="P13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rsid="001fb3ab" officeooo:paragraph-rsid="001fb3ab" style:font-size-asian="12pt" style:font-size-complex="12pt"/>
    </style:style>
    <style:style style:name="P14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15" style:family="paragraph" style:parent-style-name="Table_20_Contents" style:list-style-name="L1">
      <style:text-properties officeooo:paragraph-rsid="001efd2f"/>
    </style:style>
    <style:style style:name="P16" style:family="paragraph" style:parent-style-name="Table_20_Contents" style:list-style-name="L1">
      <style:text-properties officeooo:rsid="001fb3ab" officeooo:paragraph-rsid="001fb3ab"/>
    </style:style>
    <style:style style:name="P17" style:family="paragraph" style:parent-style-name="Table_20_Contents">
      <style:text-properties officeooo:rsid="001cf178" officeooo:paragraph-rsid="0022f8a3"/>
    </style:style>
    <style:style style:name="P18" style:family="paragraph" style:parent-style-name="Table_20_Contents" style:list-style-name="L1">
      <style:paragraph-properties fo:margin-left="0cm" fo:margin-right="0cm" fo:text-indent="0cm" style:auto-text-indent="false"/>
      <style:text-properties officeooo:rsid="001fb3ab" officeooo:paragraph-rsid="001fb3ab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1fe81d"/>
    </style:style>
    <style:style style:name="T5" style:family="text">
      <style:text-properties officeooo:rsid="00213257"/>
    </style:style>
    <style:style style:name="T6" style:family="text">
      <style:text-properties officeooo:rsid="0022f8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Ricerca <text:span text:style-name="T2">avanzata utente </text:span><text:span text:style-name="T3">da amministrator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17"><text:span text:style-name="T6">UC_A_23_Ricerca avanzata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Amministra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3">amministratore </text:span>accede al sistema e viene <text:span text:style-name="T2">autenticato </text:span><text:span text:style-name="T3">come amministr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Table_20_Contents">1. <text:span text:style-name="T3">L'amministratore</text:span><text:span text:style-name="T1"> a</text:span>ccede alla sezione per la <text:span text:style-name="T2">ricerca avanzata.</text:span></text:p>
            <text:p text:style-name="P7"/>
            <text:p text:style-name="P4">2. <text:span text:style-name="T3">L'amministratore</text:span><text:span text:style-name="T1"> <text:s/>i</text:span>nserisce, <text:span text:style-name="T2">anche parzialmente, un valore in uno o più dei campi del modulo:</text:span></text:p>
            <text:list xml:id="list38645181" text:style-name="L1">
              <text:list-item>
                <text:p text:style-name="P15"><text:span text:style-name="T2">Nome </text:span><text:span text:style-name="T3">Iscritto</text:span></text:p>
              </text:list-item>
              <text:list-item>
                <text:p text:style-name="P15"><text:span text:style-name="T2">Cognome </text:span><text:span text:style-name="T3">Iscritto</text:span></text:p>
              </text:list-item>
              <text:list-item>
                <text:p text:style-name="P16">Nome genitore</text:p>
              </text:list-item>
              <text:list-item>
                <text:p text:style-name="P16">Cognome genitore</text:p>
              </text:list-item>
              <text:list-item>
                <text:p text:style-name="P15"><text:span text:style-name="T2">Codice Fiscale </text:span><text:span text:style-name="T3">iscritto</text:span></text:p>
              </text:list-item>
              <text:list-item>
                <text:p text:style-name="P16">Codice Fiscale genitore</text:p>
              </text:list-item>
              <text:list-item>
                <text:p text:style-name="P16">Matricola </text:p>
              </text:list-item>
              <text:list-item>
                <text:p text:style-name="P16">Comune del domicilio</text:p>
              </text:list-item>
              <text:list-item>
                <text:p text:style-name="P16">Via del domicilio</text:p>
              </text:list-item>
              <text:list-item>
                <text:p text:style-name="P16">e/o selezionare la categoria di appartenenza del genitore dalla lista:</text:p>
              </text:list-item>
              <text:list-item>
                <text:p text:style-name="P13">Personale docente e ricercatore</text:p>
              </text:list-item>
            </text:list>
            <text:list xml:id="list38644110" text:style-name="L2">
              <text:list-item>
                <text:p text:style-name="P14">Personale tecnico-amministrativo di ruolo</text:p>
              </text:list-item>
              <text:list-item>
                <text:p text:style-name="P14">Titolar<text:span text:style-name="T3">e</text:span> di assegno di ricerca</text:p>
              </text:list-item>
              <text:list-item>
                <text:p text:style-name="P14">Titolar<text:span text:style-name="T3">e</text:span> di contratto a tempo determinato</text:p>
              </text:list-item>
              <text:list-item>
                <text:p text:style-name="P14">Dottorand<text:span text:style-name="T3">o</text:span></text:p>
              </text:list-item>
              <text:list-item>
                <text:p text:style-name="P14">Titolar<text:span text:style-name="T3">e </text:span>di borsa di studio post Laurea o Post doc</text:p>
              </text:list-item>
            </text:list>
            <text:list xml:id="list38674752" text:continue-list="list38645181" text:style-name="L1">
              <text:list-header>
                <text:p text:style-name="P18"/>
              </text:list-header>
            </text:list>
            <text:p text:style-name="P5"><text:span text:style-name="T3">3.L'amministratore</text:span><text:span text:style-name="T1"> s</text:span>ottomette al sistema il valore inserito.</text:p>
            <text:p text:style-name="P4"/>
            <text:p text:style-name="P10">4. Il sistema mostra i risultati della ricerca.</text:p>
            <text:p text:style-name="P10"/>
            <text:p text:style-name="Table_20_Contents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I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8646556" text:style-name="L3">
              <text:list-item>
                <text:p text:style-name="P11"><text:span text:style-name="T2">I parametri inseriti dall'</text:span><text:span text:style-name="T4">amministratore</text:span><text:span text:style-name="T2"> non sono validi, il sistema ripropone all'utente la pagina di ricerca avanzata con un messaggio d'errore. </text:span></text:p>
              </text:list-item>
              <text:list-item>
                <text:p text:style-name="P12">La ricerca non produce risultati, il sistema ripropone all'utente la 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L'<text:span text:style-name="T4">amministratore</text:span> deve poter ricercare un <text:span text:style-name="T2">altro </text:span><text:span text:style-name="T5">qualunque </text:span><text:span text:style-name="T2"><text:s/>utente</text:span> <text:span text:style-name="T5">del sistema </text:span>in meno di <text:span text:style-name="T2">10</text:span> secondi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0D</meta:editing-duration>
    <meta:editing-cycles>7</meta:editing-cycles>
    <meta:generator>LibreOffice/3.6$Windows_x86 LibreOffice_project/da8c1e6-fd468f4-454e206-f42a4a9-143cfd</meta:generator>
    <dc:date>2012-10-18T18:54:04.92</dc:date>
    <meta:document-statistic meta:table-count="1" meta:image-count="0" meta:object-count="0" meta:page-count="1" meta:paragraph-count="36" meta:word-count="216" meta:character-count="1415" meta:non-whitespace-character-count="1248"/>
  </office:meta>
</office:document-meta>
</file>